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5cm" fo:min-width="0.135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5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827cm" fo:min-width="2.114cm" fo:padding-top="0.1cm" fo:padding-bottom="0.1cm" fo:padding-left="0.1cm" fo:padding-right="0.1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aedef" draw:opacity="100%" draw:textarea-horizontal-align="justify" draw:textarea-vertical-align="middle" draw:auto-grow-height="false" fo:min-height="0.187cm" fo:min-width="0.353cm" fo:padding-top="0.13cm" fo:padding-bottom="0.13cm" fo:padding-left="0.25cm" fo:padding-right="0.25cm" fo:wrap-option="wrap" draw:shadow-opacity="100%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187cm" fo:min-width="0.354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186cm" fo:min-width="0.354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591cm" fo:min-width="2.318cm" fo:padding-top="0.6cm" fo:padding-bottom="0.13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716cm" fo:min-width="0cm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3.368cm" fo:min-width="1.571cm" fo:padding-top="0.13cm" fo:padding-bottom="0.13cm" fo:padding-left="0.05cm" fo:padding-right="0.01cm" fo:wrap-option="wrap"/>
      <style:paragraph-properties style:writing-mode="lr-tb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613cm" fo:min-width="1.498cm" fo:padding-top="0.1cm" fo:padding-bottom="0.1cm" fo:padding-left="0.1cm" fo:padding-right="0.1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333399" draw:stroke-linejoin="round" draw:fill="solid" draw:fill-color="#00b0f0" draw:textarea-horizontal-align="justify" draw:textarea-vertical-align="middle" draw:auto-grow-height="false" fo:min-height="0.096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7030a0" draw:stroke-linejoin="round" draw:fill="solid" draw:fill-color="#ff0000" draw:textarea-horizontal-align="justify" draw:textarea-vertical-align="middle" draw:auto-grow-height="false" fo:min-height="0.096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7030a0" draw:stroke-linejoin="round" draw:fill="solid" draw:fill-color="#ff0000" draw:textarea-horizontal-align="justify" draw:textarea-vertical-align="middle" draw:auto-grow-height="false" fo:min-height="0.095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333399" draw:stroke-linejoin="round" draw:fill="solid" draw:fill-color="#00b0f0" draw:textarea-horizontal-align="justify" draw:textarea-vertical-align="middle" draw:auto-grow-height="false" fo:min-height="0.095cm" fo:min-width="0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3" svg:stroke-width="0.097cm" svg:stroke-color="#0099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9900" draw:stroke-linejoin="round" draw:fill="solid" draw:fill-color="#66ff33" draw:textarea-horizontal-align="justify" draw:textarea-vertical-align="middle" draw:auto-grow-height="false" fo:min-height="2.049cm" fo:min-width="0.087cm" fo:padding-top="0.13cm" fo:padding-bottom="0.13cm" fo:padding-left="0.25cm" fo:padding-right="0.25cm" fo:wrap-option="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4.64cm" fo:min-width="9.085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.298cm" fo:min-width="2.032cm" fo:padding-top="0.13cm" fo:padding-bottom="0.13cm" fo:padding-left="0.25cm" fo:padding-right="0.25cm" fo:wrap-option="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613cm" fo:min-width="1.535cm" fo:padding-top="0.1cm" fo:padding-bottom="0.1cm" fo:padding-left="0.1cm" fo:padding-right="0.1cm" fo:wrap-option="wrap"/>
      <style:paragraph-properties style:writing-mode="lr-tb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solid" draw:fill-color="#daede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5" style:family="paragraph">
      <loext:graphic-properties draw:fill="solid" draw:fill-color="#daedef"/>
    </style:style>
    <style:style style:name="P6" style:family="paragraph">
      <style:paragraph-properties fo:margin-left="0cm" fo:margin-right="0cm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1pt" style:font-size-asian="11pt" style:font-size-complex="11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3pt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3pt"/>
    </style:style>
    <style:style style:name="P18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text-indent="0cm" style:punctuation-wrap="hanging" style:line-break="strict"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end" fo:text-indent="0cm" style:punctuation-wrap="hanging" style:line-break="strict" style:writing-mode="lr-tb"/>
      <style:text-properties fo:font-size="12pt" style:font-size-asian="12pt" style:font-size-complex="12pt"/>
    </style:style>
    <style:style style:name="P22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3" style:family="paragraph">
      <style:paragraph-properties fo:margin-left="0cm" fo:margin-right="0cm" fo:text-indent="0cm" style:punctuation-wrap="hanging" style:line-break="strict" style:writing-mode="lr-tb"/>
      <style:text-properties fo:font-size="12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style:font-size-asian="14pt" style:font-size-complex="14pt"/>
    </style:style>
    <style:style style:name="P25" style:family="paragraph">
      <style:paragraph-properties fo:margin-left="0cm" fo:margin-right="0cm" fo:text-align="start" fo:text-indent="0cm" style:punctuation-wrap="hanging" style:line-break="strict" style:writing-mode="lr-tb"/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2pt" style:font-size-asian="14pt" style:font-size-complex="14pt"/>
    </style:style>
    <style:style style:name="P27" style:family="paragraph">
      <loext:graphic-properties draw:fill="solid" draw:fill-color="#daede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text-indent="0cm" style:punctuation-wrap="hanging" style:line-break="strict" style:writing-mode="lr-tb"/>
      <style:text-properties fo:font-size="12pt"/>
    </style:style>
    <style:style style:name="P2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2pt"/>
    </style:style>
    <style:style style:name="P30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text-align="end" fo:text-indent="0cm" style:punctuation-wrap="hanging" style:line-break="strict" style:writing-mode="lr-tb"/>
      <style:text-properties fo:font-size="11pt" style:font-size-asian="14pt" style:font-size-complex="14pt"/>
    </style:style>
    <style:style style:name="P32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1pt" style:font-size-asian="14pt" style:font-size-complex="14pt"/>
    </style:style>
    <style:style style:name="P33" style:family="paragraph">
      <style:paragraph-properties fo:margin-left="0cm" fo:margin-right="0cm" fo:text-align="start" fo:text-indent="0cm" style:punctuation-wrap="hanging" style:line-break="strict" style:writing-mode="lr-tb"/>
      <style:text-properties fo:font-size="12pt" style:font-size-asian="12pt" style:font-size-complex="12pt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solid" draw:fill-color="#00b0f0"/>
      <style:paragraph-properties style:writing-mode="lr-tb" style:font-independent-line-spacing="true"/>
    </style:style>
    <style:style style:name="P36" style:family="paragraph">
      <loext:graphic-properties draw:fill="solid" draw:fill-color="#ff0000"/>
      <style:paragraph-properties style:writing-mode="lr-tb" style:font-independent-line-spacing="true"/>
    </style:style>
    <style:style style:name="P37" style:family="paragraph">
      <loext:graphic-properties draw:fill="solid" draw:fill-color="#66ff33"/>
      <style:paragraph-properties style:writing-mode="lr-tb" style:font-independent-line-spacing="true"/>
    </style:style>
    <style:style style:name="P38" style:family="paragraph">
      <style:paragraph-properties fo:margin-left="0cm" fo:margin-right="0cm" fo:text-indent="0cm" style:punctuation-wrap="hanging" style:line-break="strict" style:writing-mode="lr-tb"/>
      <style:text-properties fo:font-size="13pt"/>
    </style:style>
    <style:style style:name="P3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3pt"/>
    </style:style>
    <style:style style:name="P40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 Narrow" fo:font-size="12pt" fo:language="en" fo:country="US" style:font-size-asian="12pt" style:font-size-complex="12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font-name="Arial Narrow" fo:font-size="11pt" fo:language="en" fo:country="US" style:font-size-asian="11pt" style:font-size-complex="11pt"/>
    </style:style>
    <style:style style:name="T5" style:family="text">
      <style:text-properties style:font-name="Arial Narrow" fo:font-size="12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name="Arial Narrow" fo:font-size="16pt" fo:language="en" fo:country="US" style:font-size-asian="16pt" style:font-size-complex="16pt"/>
    </style:style>
    <style:style style:name="T7" style:family="text">
      <style:text-properties style:font-name="Arial Narrow" fo:font-size="14pt" fo:language="en" fo:country="US" style:font-size-asian="14pt" style:font-size-complex="14pt"/>
    </style:style>
    <style:style style:name="T8" style:family="text">
      <style:text-properties style:font-name="Arial Narrow" fo:font-size="13pt" fo:language="en" fo:country="US" style:font-size-asian="16pt" style:font-size-complex="16pt"/>
    </style:style>
    <style:style style:name="T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12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fo:font-size="12pt" fo:language="en" fo:country="US" style:font-size-asian="16pt" style:font-size-complex="16pt"/>
    </style:style>
    <style:style style:name="T13" style:family="text">
      <style:text-properties fo:font-size="11pt" fo:language="en" fo:country="US" style:font-size-asian="14pt" style:font-size-complex="14pt"/>
    </style:style>
    <style:style style:name="T14" style:family="text">
      <style:text-properties style:font-name="Arial Narrow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style:font-name="Arial Narrow" fo:font-size="12pt" fo:language="en" fo:country="US" style:font-size-asian="14pt" style:font-size-complex="14pt"/>
    </style:style>
    <style:style style:name="T1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7" style:family="text">
      <style:text-properties fo:font-size="11pt" fo:language="en" fo:country="US" style:font-size-asian="11pt" style:font-size-complex="11pt"/>
    </style:style>
    <style:style style:name="T18" style:family="text">
      <style:text-properties fo:color="#009900" fo:font-size="20pt" fo:language="en" fo:country="US" fo:font-weight="bold" style:font-size-asian="20pt" style:font-weight-asian="bold" style:font-size-complex="20pt" style:font-weight-complex="bold"/>
    </style:style>
    <style:style style:name="T19" style:family="text">
      <style:text-properties fo:font-size="13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134_0" draw:style-name="gr1" draw:text-style-name="P1" draw:layer="layout" svg:x1="22.723cm" svg:y1="8.951cm" svg:x2="22.727cm" svg:y2="4.866cm">
          <text:p/>
        </draw:line>
        <draw:line draw:name="Rovná spojnica 138_0" draw:style-name="gr1" draw:text-style-name="P1" draw:layer="layout" svg:x1="22.729cm" svg:y1="4.87cm" svg:x2="12.357cm" svg:y2="4.866cm">
          <text:p/>
        </draw:line>
        <draw:line draw:name="Rovná spojnica 140_0" draw:style-name="gr1" draw:text-style-name="P1" draw:layer="layout" svg:x1="20.169cm" svg:y1="8.757cm" svg:x2="20.169cm" svg:y2="5.409cm">
          <text:p/>
        </draw:line>
        <draw:line draw:name="Rovná spojnica 144_0" draw:style-name="gr1" draw:text-style-name="P1" draw:layer="layout" svg:x1="20.169cm" svg:y1="5.413cm" svg:x2="12.353cm" svg:y2="5.409cm">
          <text:p/>
        </draw:line>
        <draw:line draw:name="Rovná spojnica 148_0" draw:style-name="gr1" draw:text-style-name="P1" draw:layer="layout" svg:x1="12.353cm" svg:y1="5.995cm" svg:x2="18.654cm" svg:y2="5.999cm">
          <text:p/>
        </draw:line>
        <draw:line draw:name="Rovná spojnica 151_0" draw:style-name="gr1" draw:text-style-name="P1" draw:layer="layout" svg:x1="16.594cm" svg:y1="9.401cm" svg:x2="16.594cm" svg:y2="6.559cm">
          <text:p/>
        </draw:line>
        <draw:line draw:name="Rovná spojnica 154_0" draw:style-name="gr1" draw:text-style-name="P1" draw:layer="layout" svg:x1="16.551cm" svg:y1="6.563cm" svg:x2="12.374cm" svg:y2="6.559cm">
          <text:p/>
        </draw:line>
        <draw:line draw:name="Rovná spojnica 158_0" draw:style-name="gr1" draw:text-style-name="P1" draw:layer="layout" svg:x1="15.11cm" svg:y1="9.852cm" svg:x2="15.114cm" svg:y2="7.126cm">
          <text:p/>
        </draw:line>
        <draw:line draw:name="Rovná spojnica 166_1" draw:style-name="gr1" draw:text-style-name="P1" draw:layer="layout" svg:x1="15.108cm" svg:y1="7.127cm" svg:x2="12.357cm" svg:y2="7.123cm">
          <text:p/>
        </draw:line>
        <draw:polyline draw:name="Rovná spojnica 169_0" draw:style-name="gr1" draw:text-style-name="P1" draw:layer="layout" svg:width="5.812cm" svg:height="2.625cm" draw:transform="skewX (-0.000523598775598299) rotate (1.5695745963185) translate (11.6621669961046cm 13.5006425686381cm)" svg:viewBox="0 0 5813 2626" draw:points="0,1 705,0 707,2626 5813,2619">
          <text:p/>
        </draw:polyline>
        <draw:line draw:name="Rovná spojnica 171_0" draw:style-name="gr1" draw:text-style-name="P1" draw:layer="layout" svg:x1="14.268cm" svg:y1="7.691cm" svg:x2="12.352cm" svg:y2="7.687cm">
          <text:p/>
        </draw:line>
        <draw:line draw:name="Rovná spojnica 177_0" draw:style-name="gr1" draw:text-style-name="P1" draw:layer="layout" svg:x1="18.965cm" svg:y1="6.468cm" svg:x2="18.344cm" svg:y2="6.464cm">
          <text:p/>
        </draw:line>
        <draw:custom-shape draw:name="Vývojový diagram: zdržanie 174_0" draw:style-name="gr2" draw:text-style-name="P2" draw:layer="layout" svg:width="0.741cm" svg:height="0.763cm" svg:x="18.701cm" svg:y="5.86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name="Rovná spojnica 186_0" draw:style-name="gr1" draw:text-style-name="P1" draw:layer="layout" svg:x1="19.442cm" svg:y1="6.241cm" svg:x2="19.775cm" svg:y2="6.245cm">
          <text:p/>
        </draw:line>
        <draw:line draw:name="Rovná spojnica 192_0" draw:style-name="gr1" draw:text-style-name="P1" draw:layer="layout" svg:x1="19.772cm" svg:y1="6.242cm" svg:x2="19.776cm" svg:y2="4.297cm">
          <text:p/>
        </draw:line>
        <draw:line draw:name="Rovná spojnica 202_0" draw:style-name="gr1" draw:text-style-name="P1" draw:layer="layout" svg:x1="19.774cm" svg:y1="4.299cm" svg:x2="4.392cm" svg:y2="4.303cm">
          <text:p/>
        </draw:line>
        <draw:line draw:name="Rovná spojnica 206_0" draw:style-name="gr1" draw:text-style-name="P1" draw:layer="layout" svg:x1="4.4cm" svg:y1="4.303cm" svg:x2="4.396cm" svg:y2="8.859cm">
          <text:p/>
        </draw:line>
        <draw:custom-shape draw:name="BlokTextu 233_0" draw:style-name="gr3" draw:text-style-name="P4" draw:layer="layout" svg:width="1.928cm" svg:height="0.708cm" svg:x="12.53cm" svg:y="4.845cm">
          <text:list text:style-name="L1">
            <text:list-header>
              <text:p text:style-name="P3"><text:span text:style-name="T1">M</text:span><text:span text:style-name="T1">em</text:span><text:span text:style-name="T1">Wri</text:span><text:span text:style-name="T1">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9_0" draw:style-name="gr3" draw:text-style-name="P4" draw:layer="layout" svg:width="2.131cm" svg:height="0.708cm" svg:x="12.507cm" svg:y="4.282cm">
          <text:list text:style-name="L1">
            <text:list-header>
              <text:p text:style-name="P3"><text:span text:style-name="T1">M</text:span><text:span text:style-name="T1">em</text:span><text:span text:style-name="T1">To</text:span><text:span text:style-name="T1">Re</text:span><text:span text:style-name="T1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0_0" draw:style-name="gr3" draw:text-style-name="P4" draw:layer="layout" svg:width="1.458cm" svg:height="0.708cm" svg:x="12.505cm" svg:y="5.413cm">
          <text:list text:style-name="L1">
            <text:list-header>
              <text:p text:style-name="P3"><text:span text:style-name="T1">B</text:span><text:span text:style-name="T1">ra</text:span><text:span text:style-name="T1">n</text:span><text:span text:style-name="T1">c</text:span><text:span text:style-name="T1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2_1" draw:style-name="gr3" draw:text-style-name="P4" draw:layer="layout" svg:width="2.736cm" svg:height="0.708cm" svg:x="12.603cm" svg:y="5.934cm">
          <text:list text:style-name="L1">
            <text:list-header>
              <text:p text:style-name="P3"><text:span text:style-name="T1">A</text:span><text:span text:style-name="T1">LU</text:span><text:span text:style-name="T1">Co</text:span><text:span text:style-name="T1">ntr</text:span><text:span text:style-name="T1">ol </text:span><text:span text:style-name="T1">2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3_1" draw:style-name="gr4" draw:text-style-name="P4" draw:layer="layout" svg:width="1.63cm" svg:height="0.708cm" svg:x="12.549cm" svg:y="6.498cm">
          <text:list text:style-name="L1">
            <text:list-header>
              <text:p text:style-name="P3"><text:span text:style-name="T1">A</text:span><text:span text:style-name="T1">LU</text:span><text:span text:style-name="T1">Sc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4_1" draw:style-name="gr3" draw:text-style-name="P4" draw:layer="layout" svg:width="2.347cm" svg:height="0.708cm" svg:x="12.554cm" svg:y="7.051cm">
          <text:list text:style-name="L1">
            <text:list-header>
              <text:p text:style-name="P3"><text:span text:style-name="T1">T</text:span><text:span text:style-name="T1">y</text:span><text:span text:style-name="T1">p</text:span><text:span text:style-name="T1">e</text:span><text:span text:style-name="T1">RI</text:span><text:span text:style-name="T1">S</text:span><text:span text:style-name="T1">B</text:span><text:span text:style-name="T1">U</text:span><text:span text:style-name="T1">J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6_0" draw:style-name="gr1" draw:text-style-name="P1" draw:layer="layout" svg:x1="11.862cm" svg:y1="9.184cm" svg:x2="11.862cm" svg:y2="8.54cm">
          <text:p/>
        </draw:line>
        <draw:line draw:name="Rovná spojnica 267_0" draw:style-name="gr1" draw:text-style-name="P1" draw:layer="layout" svg:x1="12.357cm" svg:y1="8.088cm" svg:x2="12.585cm" svg:y2="8.095cm">
          <text:p/>
        </draw:line>
        <draw:line draw:name="Rovná spojnica 269_0" draw:style-name="gr1" draw:text-style-name="P1" draw:layer="layout" svg:x1="11.887cm" svg:y1="8.529cm" svg:x2="12.584cm" svg:y2="8.533cm">
          <text:p/>
        </draw:line>
        <draw:line draw:name="Rovná spojnica 272_0" draw:style-name="gr1" draw:text-style-name="P1" draw:layer="layout" svg:x1="12.585cm" svg:y1="8.092cm" svg:x2="12.581cm" svg:y2="8.529cm">
          <text:p/>
        </draw:line>
        <draw:custom-shape draw:name="BlokTextu 281_0" draw:style-name="gr3" draw:text-style-name="P4" draw:layer="layout" svg:width="1.797cm" svg:height="0.708cm" svg:x="12.54cm" svg:y="7.77cm">
          <text:list text:style-name="L1">
            <text:list-header>
              <text:p text:style-name="P3"><text:span text:style-name="T1">RegWri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8_2" draw:style-name="gr5" draw:text-style-name="P1" draw:layer="layout" svg:x1="4.643cm" svg:y1="9.567cm" svg:x2="5.228cm" svg:y2="9.57cm">
          <text:p/>
        </draw:line>
        <draw:line draw:name="Rovná spojnica 70_2" draw:style-name="gr5" draw:text-style-name="P1" draw:layer="layout" svg:x1="5.555cm" svg:y1="9.569cm" svg:x2="6.222cm" svg:y2="9.57cm">
          <text:p/>
        </draw:line>
        <draw:line draw:name="Rovná spojnica 73_2" draw:style-name="gr5" draw:text-style-name="P1" draw:layer="layout" svg:x1="7.833cm" svg:y1="9.575cm" svg:x2="9.621cm" svg:y2="9.569cm">
          <text:p/>
        </draw:line>
        <draw:line draw:name="Rovná spojnica 75_3" draw:style-name="gr5" draw:text-style-name="P1" draw:layer="layout" svg:x1="5.798cm" svg:y1="9.571cm" svg:x2="5.792cm" svg:y2="14.945cm">
          <text:p/>
        </draw:line>
        <draw:line draw:name="Rovná spojnica 79_3" draw:style-name="gr5" draw:text-style-name="P1" draw:layer="layout" svg:x1="6.329cm" svg:y1="12.667cm" svg:x2="6.731cm" svg:y2="12.667cm">
          <text:p/>
        </draw:line>
        <draw:line draw:name="Rovná spojnica 85_2" draw:style-name="gr5" draw:text-style-name="P1" draw:layer="layout" svg:x1="9.624cm" svg:y1="9.407cm" svg:x2="9.622cm" svg:y2="13.965cm">
          <text:p/>
        </draw:line>
        <draw:line draw:name="Rovná spojnica 118_2" draw:style-name="gr5" draw:text-style-name="P1" draw:layer="layout" svg:x1="14.848cm" svg:y1="10.334cm" svg:x2="12.875cm" svg:y2="10.334cm">
          <text:p/>
        </draw:line>
        <draw:line draw:name="Rovná spojnica 122_2" draw:style-name="gr5" draw:text-style-name="P1" draw:layer="layout" svg:x1="12.875cm" svg:y1="9.368cm" svg:x2="16.378cm" svg:y2="9.362cm">
          <text:p/>
        </draw:line>
        <draw:line draw:name="Rovná spojnica 124_2" draw:style-name="gr5" draw:text-style-name="P1" draw:layer="layout" svg:x1="15.337cm" svg:y1="10.554cm" svg:x2="16.378cm" svg:y2="10.557cm">
          <text:p/>
        </draw:line>
        <draw:line draw:name="Rovná spojnica 127_2" draw:style-name="gr5" draw:text-style-name="P1" draw:layer="layout" svg:x1="16.532cm" svg:y1="9.981cm" svg:x2="18.897cm" svg:y2="9.942cm">
          <text:p/>
        </draw:line>
        <draw:polyline draw:name="Rovná spojnica 129_2" draw:style-name="gr5" draw:text-style-name="P1" draw:layer="layout" svg:width="2.185cm" svg:height="3.977cm" draw:transform="rotate (1.46031698514366) translate (18.4983563102985cm 9.919622440154cm)" svg:viewBox="0 0 2186 3978" draw:points="0,201 1810,0 2186,3384 849,3532 898,3978">
          <text:p/>
        </draw:polyline>
        <draw:line draw:name="Rovná spojnica 142_2" draw:style-name="gr5" draw:text-style-name="P1" draw:layer="layout" svg:x1="20.39cm" svg:y1="9.986cm" svg:x2="22.636cm" svg:y2="9.986cm">
          <text:p/>
        </draw:line>
        <draw:line draw:name="Rovná spojnica 150_3" draw:style-name="gr5" draw:text-style-name="P1" draw:layer="layout" svg:x1="16.151cm" svg:y1="14.945cm" svg:x2="5.798cm" svg:y2="14.945cm">
          <text:p/>
        </draw:line>
        <draw:polyline draw:name="Rovná spojnica 153_2" draw:style-name="gr5" draw:text-style-name="P1" draw:layer="layout" svg:width="5.039cm" svg:height="3.923cm" draw:transform="skewX (0.000174532925199433) rotate (1.5702727280193) translate (3.91054890212166cm 14.396714067981cm)" svg:viewBox="0 0 5040 3924" draw:points="1283,3525 1283,3909 3,3924 0,3 5039,0 5040,384">
          <text:p/>
        </draw:polyline>
        <draw:polyline draw:name="Rovná spojnica 167_3" draw:style-name="gr5" draw:text-style-name="P1" draw:layer="layout" svg:width="14.419cm" svg:height="5.616cm" draw:transform="skewX (0.000174532925199433) rotate (-0.00139626340159651) translate (3.65658258991945cm 9.78428543100464cm)" svg:viewBox="0 0 14420 5617" draw:points="12804,4595 14418,4592 14420,5617 8,5573 0,1 640,0">
          <text:p/>
        </draw:polyline>
        <draw:line draw:name="Rovná spojnica 189_3" draw:style-name="gr5" draw:text-style-name="P1" draw:layer="layout" svg:x1="23.45cm" svg:y1="9.714cm" svg:x2="22.962cm" svg:y2="9.71cm">
          <text:p/>
        </draw:line>
        <draw:line draw:name="Rovná spojnica 191_2" draw:style-name="gr5" draw:text-style-name="P1" draw:layer="layout" svg:x1="23.452cm" svg:y1="9.712cm" svg:x2="23.448cm" svg:y2="16.276cm">
          <text:p/>
        </draw:line>
        <draw:line draw:name="Rovná spojnica 193_2" draw:style-name="gr5" draw:text-style-name="P1" draw:layer="layout" svg:x1="23.448cm" svg:y1="16.28cm" svg:x2="8.916cm" svg:y2="16.276cm">
          <text:p/>
        </draw:line>
        <draw:polyline draw:name="Rovná spojnica 197_3" draw:style-name="gr5" draw:text-style-name="P1" draw:layer="layout" svg:width="14.548cm" svg:height="6.589cm" draw:transform="rotate (-0.00174532925199535) translate (8.9116161122308cm 9.68520267776611cm)" svg:viewBox="0 0 14549 6590" draw:points="13986,1 14538,0 14549,6565 17,6590 0,1841 1827,1837">
          <text:p/>
        </draw:polyline>
        <draw:polyline draw:name="Rovná spojnica 199_2" draw:style-name="gr5" draw:text-style-name="P1" draw:layer="layout" svg:width="4.676cm" svg:height="0.987cm" draw:transform="rotate (-0.000872664625998244) translate (14.4812283687408cm 10.3343097996302cm)" svg:viewBox="0 0 4677 988" draw:points="0,0 1,988 4677,983">
          <text:p/>
        </draw:polyline>
        <draw:polyline draw:name="Rovná spojnica 203_3" draw:style-name="gr5" draw:text-style-name="P1" draw:layer="layout" svg:width="2.99cm" svg:height="0.255cm" draw:transform="rotate (1.5707963267949) translate (14.7373859783861cm 13.8007004407244cm)" svg:viewBox="0 0 2991 256" draw:points="0,0 2991,0 2991,256">
          <text:p/>
        </draw:polyline>
        <draw:line draw:name="Rovná spojnica 211_2" draw:style-name="gr5" draw:text-style-name="P1" draw:layer="layout" svg:x1="16.518cm" svg:y1="13.805cm" svg:x2="12.875cm" svg:y2="13.801cm">
          <text:p/>
        </draw:line>
        <draw:polygon draw:style-name="gr6" draw:text-style-name="P5" draw:layer="layout" svg:width="0.845cm" svg:height="1.792cm" svg:x="6.731cm" svg:y="12.22cm" svg:viewBox="0 0 846 1793" draw:points="0,0 0,705 320,897 0,1089 0,1793 846,1410 846,385">
          <draw:glue-point draw:id="4" svg:x="5cm" svg:y="0cm"/>
          <draw:glue-point draw:id="5" svg:x="-5cm" svg:y="3.212cm"/>
          <draw:glue-point draw:id="6" svg:x="-5cm" svg:y="-3.212cm"/>
          <text:p/>
        </draw:polygon>
        <draw:polygon draw:style-name="gr6" draw:text-style-name="P5" draw:layer="layout" svg:width="0.845cm" svg:height="1.792cm" svg:x="16.133cm" svg:y="13.5cm" svg:viewBox="0 0 846 1793" draw:points="0,0 0,705 320,897 0,1089 0,1793 846,1410 846,385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8" draw:style-name="gr4" draw:text-style-name="P7" draw:layer="layout" svg:width="0.961cm" svg:height="0.963cm" svg:x="16.192cm" svg:y="13.89cm">
          <text:list text:style-name="L1">
            <text:list-header>
              <text:p text:style-name="P6"><text:span text:style-name="T2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9_9" draw:style-name="gr4" draw:text-style-name="P7" draw:layer="layout" svg:width="0.911cm" svg:height="0.963cm" svg:x="6.826cm" svg:y="12.62cm">
          <text:list text:style-name="L1">
            <text:list-header>
              <text:p text:style-name="P6"><text:span text:style-name="T2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7_1" draw:style-name="gr1" draw:text-style-name="P1" draw:layer="layout" svg:x1="9.621cm" svg:y1="9.407cm" svg:x2="10.922cm" svg:y2="9.411cm">
          <text:p/>
        </draw:line>
        <draw:line draw:name="Rovná spojnica 99_4" draw:style-name="gr1" draw:text-style-name="P1" draw:layer="layout" svg:x1="9.621cm" svg:y1="10.34cm" svg:x2="10.922cm" svg:y2="10.344cm">
          <text:p/>
        </draw:line>
        <draw:line draw:name="Rovná spojnica 102_2" draw:style-name="gr1" draw:text-style-name="P1" draw:layer="layout" svg:x1="9.621cm" svg:y1="13.964cm" svg:x2="10.76cm" svg:y2="13.968cm">
          <text:p/>
        </draw:line>
        <draw:line draw:name="Rovná spojnica 175_2" draw:style-name="gr1" draw:text-style-name="P1" draw:layer="layout" svg:x1="22.057cm" svg:y1="12.304cm" svg:x2="9.623cm" svg:y2="12.304cm">
          <text:p/>
        </draw:line>
        <draw:line draw:name="Rovná spojnica 178_2" draw:style-name="gr1" draw:text-style-name="P1" draw:layer="layout" svg:x1="22.061cm" svg:y1="12.305cm" svg:x2="22.057cm" svg:y2="15.884cm">
          <text:p/>
        </draw:line>
        <draw:line draw:name="Rovná spojnica 180_2" draw:style-name="gr1" draw:text-style-name="P1" draw:layer="layout" svg:x1="22.057cm" svg:y1="15.889cm" svg:x2="9.307cm" svg:y2="15.885cm">
          <text:p/>
        </draw:line>
        <draw:line draw:name="Rovná spojnica 182_2" draw:style-name="gr1" draw:text-style-name="P1" draw:layer="layout" svg:x1="9.305cm" svg:y1="15.89cm" svg:x2="9.309cm" svg:y2="10.96cm">
          <text:p/>
        </draw:line>
        <draw:line draw:name="Rovná spojnica 184_2" draw:style-name="gr1" draw:text-style-name="P1" draw:layer="layout" svg:x1="9.307cm" svg:y1="10.959cm" svg:x2="10.76cm" svg:y2="10.963cm">
          <text:p/>
        </draw:line>
        <draw:polyline draw:name="Rovná spojnica 217_3" draw:style-name="gr1" draw:text-style-name="P1" draw:layer="layout" svg:width="3.129cm" svg:height="1.436cm" draw:transform="skewX (0.000872664625997165) rotate (1.5707963267949) translate (16.9148510220084cm 9.59333952059286cm)" svg:viewBox="0 0 3130 1437" draw:points="0,0 1,1437 3130,1437">
          <text:p/>
        </draw:polyline>
        <draw:line draw:name="Rovná spojnica 221_2" draw:style-name="gr1" draw:text-style-name="P1" draw:layer="layout" svg:x1="5.4cm" svg:y1="9.083cm" svg:x2="5.404cm" svg:y2="8.823cm">
          <text:p/>
        </draw:line>
        <draw:line draw:name="Rovná spojnica 222_2" draw:style-name="gr1" draw:text-style-name="P1" draw:layer="layout" svg:x1="4.394cm" svg:y1="9.113cm" svg:x2="4.398cm" svg:y2="8.853cm">
          <text:p/>
        </draw:line>
        <draw:line draw:name="Rovná spojnica 223_2" draw:style-name="gr1" draw:text-style-name="P1" draw:layer="layout" svg:x1="10.891cm" svg:y1="8.82cm" svg:x2="10.895cm" svg:y2="8.56cm">
          <text:p/>
        </draw:line>
        <draw:line draw:name="Rovná spojnica 228_2" draw:style-name="gr1" draw:text-style-name="P1" draw:layer="layout" svg:x1="22.724cm" svg:y1="9.212cm" svg:x2="22.728cm" svg:y2="8.952cm">
          <text:p/>
        </draw:line>
        <draw:line draw:name="Rovná spojnica 229_4" draw:style-name="gr1" draw:text-style-name="P1" draw:layer="layout" svg:x1="15.11cm" svg:y1="10.111cm" svg:x2="15.114cm" svg:y2="9.851cm">
          <text:p/>
        </draw:line>
        <draw:custom-shape draw:name="BlokTextu 231_3" draw:style-name="gr7" draw:text-style-name="P7" draw:layer="layout" svg:width="1.017cm" svg:height="0.937cm" svg:x="5.52cm" svg:y="12.223cm">
          <text:list text:style-name="L1">
            <text:list-header>
              <text:p text:style-name="P6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4_1" draw:style-name="gr3" draw:text-style-name="P9" draw:layer="layout" svg:width="0.853cm" svg:height="0.666cm" svg:x="4.504cm" svg:y="8.989cm">
          <text:list text:style-name="L1">
            <text:list-header>
              <text:p text:style-name="P8"><text:span text:style-name="T4">P</text:span><text:span text:style-name="T4">C</text:span><text:span text:style-name="T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_1" draw:style-name="gr3" draw:text-style-name="P4" draw:layer="layout" svg:width="0.836cm" svg:height="0.708cm" svg:x="5.487cm" svg:y="8.953cm">
          <text:list text:style-name="L1">
            <text:list-header>
              <text:p text:style-name="P3"><text:span text:style-name="T1">P</text:span><text:span text:style-name="T1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_2" draw:style-name="gr3" draw:text-style-name="P4" draw:layer="layout" svg:width="1.03cm" svg:height="0.708cm" svg:x="8.441cm" svg:y="8.919cm">
          <text:list text:style-name="L1">
            <text:list-header>
              <text:p text:style-name="P3"><text:span text:style-name="T1">I</text:span><text:span text:style-name="T1">n</text:span><text:span text:style-name="T1">s</text:span><text:span text:style-name="T1">t</text:span><text:span text:style-name="T1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_2" draw:style-name="gr3" draw:text-style-name="P11" draw:layer="layout" svg:width="1.246cm" svg:height="0.708cm" svg:x="9.42cm" svg:y="8.81cm">
          <text:list text:style-name="L1">
            <text:list-header>
              <text:p text:style-name="P10"><text:span text:style-name="T5">1</text:span><text:span text:style-name="T5">9</text:span><text:span text:style-name="T5">:</text:span><text:span text:style-name="T5">1</text:span><text:span text:style-name="T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8_2" draw:style-name="gr3" draw:text-style-name="P11" draw:layer="layout" svg:width="1.246cm" svg:height="0.708cm" svg:x="9.405cm" svg:y="9.763cm">
          <text:list text:style-name="L1">
            <text:list-header>
              <text:p text:style-name="P10"><text:span text:style-name="T5">2</text:span><text:span text:style-name="T5">4</text:span><text:span text:style-name="T5">:</text:span><text:span text:style-name="T5">2</text:span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0_2" draw:style-name="gr3" draw:text-style-name="P11" draw:layer="layout" svg:width="1.03cm" svg:height="0.708cm" svg:x="9.51cm" svg:y="11.747cm">
          <text:list text:style-name="L1">
            <text:list-header>
              <text:p text:style-name="P10"><text:span text:style-name="T5">1</text:span><text:span text:style-name="T5">1</text:span><text:span text:style-name="T5">:</text:span><text:span text:style-name="T5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2_2" draw:style-name="gr3" draw:text-style-name="P13" draw:layer="layout" svg:width="1.945cm" svg:height="1.215cm" svg:x="9.485cm" svg:y="12.7cm">
          <text:list text:style-name="L1">
            <text:list-header>
              <text:p text:style-name="P12"><text:span text:style-name="T5">1</text:span><text:span text:style-name="T5">5</text:span><text:span text:style-name="T5">:</text:span><text:span text:style-name="T5">0</text:span><text:span text:style-name="T5">,</text:span><text:span text:style-name="T5"> </text:span><text:span text:style-name="T5">2</text:span><text:span text:style-name="T5">4</text:span><text:span text:style-name="T5">:</text:span><text:span text:style-name="T5">0</text:span></text:p>
              <text:p text:style-name="P12"><text:span text:style-name="T5">1</text:span><text:span text:style-name="T5">1</text:span><text:span text:style-name="T5">:</text:span><text:span text:style-name="T5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_2" draw:style-name="gr3" draw:text-style-name="P4" draw:layer="layout" svg:width="1.107cm" svg:height="0.708cm" svg:x="15.112cm" svg:y="8.758cm">
          <text:list text:style-name="L1">
            <text:list-header>
              <text:p text:style-name="P3"><text:span text:style-name="T1">S</text:span><text:span text:style-name="T1">r</text:span><text:span text:style-name="T1">c</text:span><text:span text:style-name="T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_2" draw:style-name="gr3" draw:text-style-name="P4" draw:layer="layout" svg:width="1.107cm" svg:height="0.708cm" svg:x="15.187cm" svg:y="9.961cm">
          <text:list text:style-name="L1">
            <text:list-header>
              <text:p text:style-name="P3"><text:span text:style-name="T1">S</text:span><text:span text:style-name="T1">r</text:span><text:span text:style-name="T1">c</text:span><text:span text:style-name="T1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_2" draw:style-name="gr3" draw:text-style-name="P15" draw:layer="layout" svg:width="1.357cm" svg:height="0.877cm" svg:x="17.048cm" svg:y="8.81cm">
          <text:list text:style-name="L1">
            <text:list-header>
              <text:p text:style-name="P14"><text:span text:style-name="T6">Z</text:span><text:span text:style-name="T6">e</text:span><text:span text:style-name="T6">r</text:span><text:span text:style-name="T6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_2" draw:style-name="gr3" draw:text-style-name="P15" draw:layer="layout" svg:width="1.615cm" svg:height="0.793cm" svg:x="17.255cm" svg:y="9.869cm">
          <text:list text:style-name="L1">
            <text:list-header>
              <text:p text:style-name="P14"><text:span text:style-name="T7">A</text:span><text:span text:style-name="T7">l</text:span><text:span text:style-name="T7">u</text:span><text:span text:style-name="T7">O</text:span><text:span text:style-name="T7">u</text:span><text:span text:style-name="T7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7_1" draw:style-name="gr3" draw:text-style-name="P17" draw:layer="layout" svg:width="2.025cm" svg:height="0.75cm" svg:x="14.904cm" svg:y="11.171cm">
          <text:list text:style-name="L1">
            <text:list-header>
              <text:p text:style-name="P16"><text:span text:style-name="T8">W</text:span><text:span text:style-name="T8">r</text:span><text:span text:style-name="T8">i</text:span><text:span text:style-name="T8">t</text:span><text:span text:style-name="T8">e</text:span><text:span text:style-name="T8">D</text:span><text:span text:style-name="T8">a</text:span><text:span text:style-name="T8">t</text:span><text:span text:style-name="T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8_1" draw:style-name="gr3" draw:text-style-name="P17" draw:layer="layout" svg:width="1.92cm" svg:height="0.75cm" svg:x="14.743cm" svg:y="11.708cm">
          <text:list text:style-name="L1">
            <text:list-header>
              <text:p text:style-name="P16"><text:span text:style-name="T8">W</text:span><text:span text:style-name="T8">r</text:span><text:span text:style-name="T8">i</text:span><text:span text:style-name="T8">t</text:span><text:span text:style-name="T8">e</text:span><text:span text:style-name="T8">R</text:span><text:span text:style-name="T8">e</text:span><text:span text:style-name="T8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_12" draw:style-name="gr3" draw:text-style-name="P15" draw:layer="layout" svg:width="1.047cm" svg:height="0.877cm" svg:x="13.319cm" svg:y="14.226cm">
          <text:list text:style-name="L1">
            <text:list-header>
              <text:p text:style-name="P14"><text:span text:style-name="T6">P</text:span><text:span text:style-name="T6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1_3" draw:style-name="gr3" draw:text-style-name="P19" draw:layer="layout" svg:width="2.221cm" svg:height="0.793cm" svg:x="16.938cm" svg:y="13.652cm">
          <text:list text:style-name="L1">
            <text:list-header>
              <text:p text:style-name="P18"><text:span text:style-name="T7">P</text:span><text:span text:style-name="T7">C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_2" draw:style-name="gr3" draw:text-style-name="P4" draw:layer="layout" svg:width="1.924cm" svg:height="0.708cm" svg:x="21.05cm" svg:y="10.045cm">
          <text:list text:style-name="L1">
            <text:list-header>
              <text:p text:style-name="P3"><text:span text:style-name="T1">R</text:span><text:span text:style-name="T1">e</text:span><text:span text:style-name="T1">a</text:span><text:span text:style-name="T1">d</text:span><text:span text:style-name="T1">D</text:span><text:span text:style-name="T1">a</text:span><text:span text:style-name="T1">t</text:span><text:span text:style-name="T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8_2" draw:style-name="gr3" draw:text-style-name="P4" draw:layer="layout" svg:width="1.339cm" svg:height="0.708cm" svg:x="22.895cm" svg:y="9.115cm">
          <text:list text:style-name="L1">
            <text:list-header>
              <text:p text:style-name="P3"><text:span text:style-name="T1">R</text:span><text:span text:style-name="T1">e</text:span><text:span text:style-name="T1">s</text:span><text:span text:style-name="T1">u</text:span><text:span text:style-name="T1">l</text:span><text:span text:style-name="T1">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_2" draw:style-name="gr1" draw:text-style-name="P1" draw:layer="layout" svg:x1="19.445cm" svg:y1="8.755cm" svg:x2="19.449cm" svg:y2="8.495cm">
          <text:p/>
        </draw:line>
        <draw:custom-shape draw:name="BlokTextu 260_4" draw:style-name="gr3" draw:text-style-name="P19" draw:layer="layout" svg:width="1.95cm" svg:height="0.793cm" svg:x="3.782cm" svg:y="13.692cm">
          <text:list text:style-name="L1">
            <text:list-header>
              <text:p text:style-name="P18"><text:span text:style-name="T7">P</text:span><text:span text:style-name="T7">C</text:span><text:span text:style-name="T7">P</text:span><text:span text:style-name="T7">l</text:span><text:span text:style-name="T7">u</text:span><text:span text:style-name="T7">s</text:span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bdĺžnik 9_2" draw:style-name="gr8" draw:text-style-name="P22" draw:layer="layout" svg:width="2.314cm" svg:height="3.027cm" svg:x="10.561cm" svg:y="8.821cm">
          <text:list text:style-name="L1">
            <text:list-header>
              <text:p text:style-name="P20"><text:span text:style-name="T9"/></text:p>
              <text:p text:style-name="P20"><text:span text:style-name="T9"/></text:p>
              <text:p text:style-name="P21"><text:span text:style-name="T9"/></text:p>
              <text:p text:style-name="P21"><text:span text:style-name="T9"/></text:p>
              <text:p text:style-name="P21"><text:span text:style-name="T10">Reg.</text:span></text:p>
              <text:p text:style-name="P21"><text:span text:style-name="T10"><text:s text:c="2"/></text:span><text:span text:style-name="T10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0_2" draw:style-name="gr4" draw:text-style-name="P24" draw:layer="layout" svg:width="2.477cm" svg:height="0.708cm" svg:x="10.398cm" svg:y="9.128cm">
          <text:list text:style-name="L1">
            <text:list-header>
              <text:p text:style-name="P23"><text:span text:style-name="T11">A</text:span><text:span text:style-name="T11">1 <text:s/></text:span><text:span text:style-name="T11"><text:s text:c="3"/></text:span><text:span text:style-name="T11">R</text:span><text:span text:style-name="T11">D</text:span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1_2" draw:style-name="gr4" draw:text-style-name="P24" draw:layer="layout" svg:width="2.477cm" svg:height="0.708cm" svg:x="10.398cm" svg:y="9.852cm">
          <text:list text:style-name="L1">
            <text:list-header>
              <text:p text:style-name="P23"><text:span text:style-name="T11">A</text:span><text:span text:style-name="T11">2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R</text:span><text:span text:style-name="T11">D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_2" draw:style-name="gr4" draw:text-style-name="P26" draw:layer="layout" svg:width="1.464cm" svg:height="1.215cm" svg:x="10.398cm" svg:y="10.481cm">
          <text:list text:style-name="L1">
            <text:list-header>
              <text:p text:style-name="P25"><text:span text:style-name="T11">A</text:span><text:span text:style-name="T11">3</text:span></text:p>
              <text:p text:style-name="P25"><text:span text:style-name="T11">W</text:span><text:span text:style-name="T11">D</text:span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3_2" draw:style-name="gr9" draw:text-style-name="P26" draw:layer="layout" svg:width="1.302cm" svg:height="0.708cm" svg:x="11.35cm" svg:y="8.651cm">
          <text:p text:style-name="P25"><text:span text:style-name="T11">W</text:span><text:span text:style-name="T11">E</text:span><text:span text:style-name="T11">3</text:span></text:p>
          <draw:enhanced-geometry svg:viewBox="0 0 21600 21600" draw:type="mso-spt202" draw:enhanced-path="M 0 0 L 21600 0 21600 21600 0 21600 0 0 Z N"/>
        </draw:custom-shape>
        <draw:custom-shape draw:name="Rovnoramenný trojuholník 22_2" draw:style-name="gr10" draw:text-style-name="P2" draw:layer="layout" svg:width="0.288cm" svg:height="0.325cm" svg:x="10.734cm" svg:y="8.8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name="Skupina 37_2">
          <draw:custom-shape draw:name="Lichobežník 33_2" draw:style-name="gr11" draw:text-style-name="P27" draw:layer="layout" svg:width="1.035cm" svg:height="0.488cm" draw:transform="rotate (-1.5707963267949) translate (15.336cm 10.037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35_2" draw:style-name="gr3" draw:text-style-name="P29" draw:layer="layout" svg:width="0.59cm" svg:height="0.708cm" svg:x="14.766cm" svg:y="9.971cm">
            <text:list text:style-name="L1">
              <text:list-header>
                <text:p text:style-name="P2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36_2" draw:style-name="gr3" draw:text-style-name="P29" draw:layer="layout" svg:width="0.59cm" svg:height="0.708cm" svg:x="14.787cm" svg:y="10.405cm">
            <text:list text:style-name="L1">
              <text:list-header>
                <text:p text:style-name="P2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38_2">
          <draw:custom-shape draw:name="Lichobežník 39_2" draw:style-name="gr12" draw:text-style-name="P2" draw:layer="layout" svg:width="1.036cm" svg:height="0.488cm" draw:transform="rotate (-1.5707963267949) translate (22.961cm 9.146cm)">
            <text:p/>
            <draw:enhanced-geometry svg:viewBox="0 0 454821 214314" draw:extrusion-allowed="true" draw:text-areas="39991 18844 414830 214314" draw:glue-points="227411 0 29993 107157 227411 214314 424828 107157" draw:type="mso-spt100" draw:enhanced-path="M 0 214314 L 59986 0 394835 0 454821 214314 Z N"/>
          </draw:custom-shape>
          <draw:custom-shape draw:name="BlokTextu 40_2" draw:style-name="gr3" draw:text-style-name="P29" draw:layer="layout" svg:width="0.59cm" svg:height="0.708cm" svg:x="22.391cm" svg:y="9.081cm">
            <text:list text:style-name="L1">
              <text:list-header>
                <text:p text:style-name="P2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1_2" draw:style-name="gr3" draw:text-style-name="P29" draw:layer="layout" svg:width="0.59cm" svg:height="0.708cm" svg:x="22.413cm" svg:y="9.515cm">
            <text:list text:style-name="L1">
              <text:list-header>
                <text:p text:style-name="P2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46_1">
          <draw:custom-shape draw:name="Lichobežník 47_2" draw:style-name="gr13" draw:text-style-name="P30" draw:layer="layout" svg:width="1.036cm" svg:height="0.487cm" draw:transform="rotate (-1.5707963267949) translate (4.642cm 9.049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48_2" draw:style-name="gr3" draw:text-style-name="P29" draw:layer="layout" svg:width="0.59cm" svg:height="0.708cm" svg:x="4.072cm" svg:y="8.984cm">
            <text:list text:style-name="L1">
              <text:list-header>
                <text:p text:style-name="P28"><text:span text:style-name="T1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9_2" draw:style-name="gr3" draw:text-style-name="P29" draw:layer="layout" svg:width="0.59cm" svg:height="0.708cm" svg:x="4.093cm" svg:y="9.418cm">
            <text:list text:style-name="L1">
              <text:list-header>
                <text:p text:style-name="P28"><text:span text:style-name="T1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Voľná forma 52_1" draw:style-name="gr14" draw:text-style-name="P32" draw:layer="layout" svg:width="2.517cm" svg:height="1.32cm" svg:x="10.358cm" svg:y="13.091cm">
          <text:list text:style-name="L1">
            <text:list-header>
              <text:p text:style-name="P31"><text:span text:style-name="T13">I</text:span><text:span text:style-name="T13">m</text:span><text:span text:style-name="T13">m</text:span><text:span text:style-name="T13"><text:line-break/></text:span><text:span text:style-name="T13">d</text:span><text:span text:style-name="T13">e</text:span><text:span text:style-name="T13">c</text:span><text:span text:style-name="T13">o</text:span><text:span text:style-name="T13">d</text:span><text:span text:style-name="T13">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Obdĺžnik 53_2" draw:style-name="gr15" draw:text-style-name="P2" draw:layer="layout" svg:width="0.325cm" svg:height="0.976cm" svg:x="5.228cm" svg:y="9.081cm">
          <text:p/>
          <draw:enhanced-geometry svg:viewBox="0 0 21600 21600" draw:type="rectangle" draw:enhanced-path="M 0 0 L 21600 0 21600 21600 0 21600 0 0 Z N"/>
        </draw:custom-shape>
        <draw:custom-shape draw:name="Rovnoramenný trojuholník 54_3" draw:style-name="gr10" draw:text-style-name="P2" draw:layer="layout" svg:width="0.325cm" svg:height="0.325cm" svg:x="5.228cm" svg:y="9.08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Rovná spojnica 285_0" draw:style-name="gr5" draw:text-style-name="P1" draw:layer="layout" svg:x1="9.618cm" svg:y1="9.647cm" svg:x2="9.622cm" svg:y2="6.661cm">
          <text:p/>
        </draw:line>
        <draw:line draw:name="Rovná spojnica 287_0" draw:style-name="gr1" draw:text-style-name="P1" draw:layer="layout" svg:x1="9.624cm" svg:y1="6.664cm" svg:x2="10.561cm" svg:y2="6.668cm">
          <text:p/>
        </draw:line>
        <draw:line draw:name="Rovná spojnica 290_0" draw:style-name="gr1" draw:text-style-name="P1" draw:layer="layout" svg:x1="9.62cm" svg:y1="7.659cm" svg:x2="10.56cm" svg:y2="7.663cm">
          <text:p/>
        </draw:line>
        <draw:custom-shape draw:name="BlokTextu 291_0" draw:style-name="gr3" draw:text-style-name="P15" draw:layer="layout" svg:width="0.959cm" svg:height="0.793cm" svg:x="9.542cm" svg:y="6.136cm">
          <text:list text:style-name="L1">
            <text:list-header>
              <text:p text:style-name="P14"><text:span text:style-name="T14">6</text:span><text:span text:style-name="T14">:</text:span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92_0" draw:style-name="gr3" draw:text-style-name="P15" draw:layer="layout" svg:width="2.669cm" svg:height="0.793cm" svg:x="6.981cm" svg:y="7.308cm">
          <text:list text:style-name="L1">
            <text:list-header>
              <text:p text:style-name="P14"><text:span text:style-name="T14">3</text:span><text:span text:style-name="T14">1</text:span><text:span text:style-name="T14">:</text:span><text:span text:style-name="T14">2</text:span><text:span text:style-name="T14">5</text:span><text:span text:style-name="T14">,</text:span><text:span text:style-name="T14"> </text:span><text:span text:style-name="T14">1</text:span><text:span text:style-name="T14">4</text:span><text:span text:style-name="T14">:</text:span><text:span text:style-name="T14">1</text:span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aoblený obdĺžnik 132_0" draw:style-name="gr16" draw:text-style-name="P22" draw:layer="layout" svg:width="1.807cm" svg:height="3.804cm" svg:x="10.546cm" svg:y="4.541cm">
          <text:p text:style-name="P20"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</text:span><text:span text:style-name="T10"> </text:span><text:span text:style-name="T10">U</text:span><text:span text:style-name="T10">n</text:span><text:span text:style-name="T10">i</text:span><text:span text:style-name="T10">t</text:span></text:p>
          <text:p text:style-name="P20"><text:span text:style-name="T10"/></text:p>
          <text:p text:style-name="P20"><text:span text:style-name="T9">O</text:span><text:span text:style-name="T9">p</text:span><text:span text:style-name="T9">c</text:span><text:span text:style-name="T9">o</text:span><text:span text:style-name="T9">d</text:span><text:span text:style-name="T9">e</text:span></text:p>
          <text:p text:style-name="P20"><text:span text:style-name="T10"/></text:p>
          <text:p text:style-name="P33"><text:span text:style-name="T9">F</text:span><text:span text:style-name="T9">u</text:span><text:span text:style-name="T9">n</text:span><text:span text:style-name="T9">c</text:span><text:span text:style-name="T9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Rovná spojnica 157_4" draw:style-name="gr5" draw:text-style-name="P1" draw:layer="layout" svg:x1="6.731cm" svg:y1="13.692cm" svg:x2="5.798cm" svg:y2="13.692cm">
          <text:p/>
        </draw:line>
        <draw:custom-shape draw:name="BlokTextu 249_13" draw:style-name="gr3" draw:text-style-name="P11" draw:layer="layout" svg:width="1.725cm" svg:height="0.708cm" svg:x="12.977cm" svg:y="13.18cm">
          <text:list text:style-name="L1">
            <text:list-header>
              <text:p text:style-name="P10"><text:span text:style-name="T15">S</text:span><text:span text:style-name="T15">i</text:span><text:span text:style-name="T15">g</text:span><text:span text:style-name="T15">n</text:span><text:span text:style-name="T15">I</text:span><text:span text:style-name="T15">m</text:span><text:span text:style-name="T15">m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34" draw:layer="layout" svg:width="0.128cm" svg:height="0.121cm" svg:x="5.733cm" svg:y="13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4" draw:layer="layout" svg:width="0.193cm" svg:height="0.192cm" svg:x="5.706cm" svg:y="1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34" draw:layer="layout" svg:width="0.128cm" svg:height="0.122cm" svg:x="18.607cm" svg:y="9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4" draw:layer="layout" svg:width="0.193cm" svg:height="0.193cm" svg:x="18.58cm" svg:y="9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34" draw:layer="layout" svg:width="0.128cm" svg:height="0.121cm" svg:x="14.66cm" svg:y="13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4" draw:layer="layout" svg:width="0.193cm" svg:height="0.193cm" svg:x="14.633cm" svg:y="13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34" draw:layer="layout" svg:width="0.128cm" svg:height="0.122cm" svg:x="14.414cm" svg:y="10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4" draw:layer="layout" svg:width="0.192cm" svg:height="0.194cm" svg:x="14.388cm" svg:y="10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34" draw:layer="layout" svg:width="0.128cm" svg:height="0.121cm" svg:x="5.733cm" svg:y="9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4" draw:layer="layout" svg:width="0.193cm" svg:height="0.192cm" svg:x="5.706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6" draw:text-style-name="P5" draw:layer="layout" svg:width="0.845cm" svg:height="1.792cm" svg:x="16.147cm" svg:y="9.081cm" svg:viewBox="0 0 846 1793" draw:points="0,0 0,705 320,897 0,1089 0,1793 846,1410 846,385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71_2" draw:style-name="gr3" draw:text-style-name="P11" draw:layer="layout" svg:width="1.03cm" svg:height="0.708cm" svg:x="16.016cm" svg:y="9.245cm">
          <text:list text:style-name="L1">
            <text:list-header>
              <text:p text:style-name="P10"><text:span text:style-name="T15">A</text:span><text:span text:style-name="T15">L</text:span><text:span text:style-name="T15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bdĺžnik 204" draw:style-name="gr18" draw:text-style-name="P30" draw:layer="layout" svg:width="1.698cm" svg:height="2.813cm" svg:x="1.543cm" svg:y="12.601cm">
          <text:list text:style-name="L1">
            <text:list-header>
              <text:p text:style-name="P6"><text:span text:style-name="T16"/></text:p>
              <text:p text:style-name="P6"><text:span text:style-name="T17">Data </text:span><text:span text:style-name="T17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bdĺžnik 179" draw:style-name="gr19" draw:text-style-name="P35" draw:layer="layout" svg:width="0.261cm" svg:height="0.356cm" svg:x="6.219cm" svg:y="9.409cm">
          <text:p/>
          <draw:enhanced-geometry svg:viewBox="0 0 21600 21600" draw:type="rectangle" draw:enhanced-path="M 0 0 L 21600 0 21600 21600 0 21600 0 0 Z N"/>
        </draw:custom-shape>
        <draw:custom-shape draw:name="Obdĺžnik 181" draw:style-name="gr20" draw:text-style-name="P36" draw:layer="layout" svg:width="0.265cm" svg:height="0.356cm" svg:x="7.706cm" svg:y="9.413cm">
          <text:p/>
          <draw:enhanced-geometry svg:viewBox="0 0 21600 21600" draw:type="rectangle" draw:enhanced-path="M 0 0 L 21600 0 21600 21600 0 21600 0 0 Z N"/>
        </draw:custom-shape>
        <draw:custom-shape draw:name="Obdĺžnik 183" draw:style-name="gr19" draw:text-style-name="P35" draw:layer="layout" svg:width="0.262cm" svg:height="0.356cm" svg:x="18.896cm" svg:y="9.758cm">
          <text:p/>
          <draw:enhanced-geometry svg:viewBox="0 0 21600 21600" draw:type="rectangle" draw:enhanced-path="M 0 0 L 21600 0 21600 21600 0 21600 0 0 Z N"/>
        </draw:custom-shape>
        <draw:custom-shape draw:name="Obdĺžnik 185" draw:style-name="gr19" draw:text-style-name="P35" draw:layer="layout" svg:width="0.263cm" svg:height="0.356cm" svg:x="18.894cm" svg:y="11.119cm">
          <text:p/>
          <draw:enhanced-geometry svg:viewBox="0 0 21600 21600" draw:type="rectangle" draw:enhanced-path="M 0 0 L 21600 0 21600 21600 0 21600 0 0 Z N"/>
        </draw:custom-shape>
        <draw:custom-shape draw:name="Obdĺžnik 186" draw:style-name="gr21" draw:text-style-name="P36" draw:layer="layout" svg:width="0.262cm" svg:height="0.355cm" svg:x="20.39cm" svg:y="9.806cm">
          <text:p/>
          <draw:enhanced-geometry svg:viewBox="0 0 21600 21600" draw:type="rectangle" draw:enhanced-path="M 0 0 L 21600 0 21600 21600 0 21600 0 0 Z N"/>
        </draw:custom-shape>
        <draw:custom-shape draw:name="Obdĺžnik 187" draw:style-name="gr22" draw:text-style-name="P35" draw:layer="layout" svg:width="0.262cm" svg:height="0.355cm" svg:x="19.983cm" svg:y="8.729cm">
          <text:p/>
          <draw:enhanced-geometry svg:viewBox="0 0 21600 21600" draw:type="rectangle" draw:enhanced-path="M 0 0 L 21600 0 21600 21600 0 21600 0 0 Z N"/>
        </draw:custom-shape>
        <draw:line draw:name="Rovná spojnica 190" draw:style-name="gr23" draw:text-style-name="P1" draw:layer="layout" svg:x1="3.549cm" svg:y1="8.778cm" svg:x2="23.756cm" svg:y2="7.636cm">
          <text:p/>
        </draw:line>
        <draw:custom-shape draw:name="Šípka dolu 192" draw:style-name="gr24" draw:text-style-name="P37" draw:layer="layout" svg:width="1.173cm" svg:height="2.601cm" draw:transform="rotate (0.063704517697793) translate (20.8cm 8.768cm)">
          <text:p/>
          <draw:enhanced-geometry svg:viewBox="0 0 21600 21600" draw:text-areas="?f0 0 ?f2 ?f5" draw:type="down-arrow" draw:modifiers="16736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Šípka dolu 194" draw:style-name="gr24" draw:text-style-name="P37" draw:layer="layout" svg:width="1.173cm" svg:height="2.601cm" draw:transform="skewX (0.000698131700797744) rotate (-3.05886404704526) translate (21.955cm 8.65cm)">
          <text:p/>
          <draw:enhanced-geometry svg:viewBox="0 0 21600 21600" draw:text-areas="?f0 0 ?f2 ?f5" draw:type="down-arrow" draw:modifiers="16736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BlokTextu 196" draw:style-name="gr25" draw:text-style-name="P7" draw:layer="layout" svg:width="5.061cm" svg:height="1.955cm" svg:x="19.381cm" svg:y="4.59cm">
          <text:list text:style-name="L3">
            <text:list-header>
              <text:p text:style-name="P6"><text:span text:style-name="T18">Control </text:span><text:span text:style-name="T18">unit</text:span></text:p>
              <text:p text:style-name="P6"><text:span text:style-name="T18">(control </text:span><text:span text:style-name="T18">path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98" draw:style-name="gr26" draw:text-style-name="P7" draw:layer="layout" svg:width="4.122cm" svg:height="1.955cm" svg:x="19.766cm" svg:y="11.051cm">
          <text:list text:style-name="L3">
            <text:list-header>
              <text:p text:style-name="P6"><text:span text:style-name="T18">D</text:span><text:span text:style-name="T18">a</text:span><text:span text:style-name="T18">t</text:span><text:span text:style-name="T18">a</text:span><text:span text:style-name="T18">/</text:span><text:span text:style-name="T18">A</text:span><text:span text:style-name="T18">L</text:span><text:span text:style-name="T18">U</text:span></text:p>
              <text:p text:style-name="P6"><text:span text:style-name="T18">(</text:span><text:span text:style-name="T18">d</text:span><text:span text:style-name="T18">a</text:span><text:span text:style-name="T18">t</text:span><text:span text:style-name="T18">a</text:span><text:span text:style-name="T18"> </text:span><text:span text:style-name="T18">p</text:span><text:span text:style-name="T18">a</text:span><text:span text:style-name="T18">t</text:span><text:span text:style-name="T18">h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00" draw:style-name="gr23" draw:text-style-name="P1" draw:layer="layout" svg:x1="3.456cm" svg:y1="2.243cm" svg:x2="3.456cm" svg:y2="16.747cm">
          <text:p/>
        </draw:line>
        <draw:line draw:name="Rovná spojnica 188" draw:style-name="gr1" draw:text-style-name="P1" draw:layer="layout" svg:x1="2.188cm" svg:y1="12.605cm" svg:x2="2.193cm" svg:y2="12.368cm">
          <text:p/>
        </draw:line>
        <draw:custom-shape draw:name="Rovnoramenný trojuholník 206" draw:style-name="gr10" draw:text-style-name="P2" draw:layer="layout" svg:width="0.311cm" svg:height="0.294cm" svg:x="2.006cm" svg:y="12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252" draw:style-name="gr4" draw:text-style-name="P7" draw:layer="layout" svg:width="2.064cm" svg:height="0.793cm" svg:x="1.349cm" svg:y="13.227cm">
          <text:list text:style-name="L1">
            <text:list-header>
              <text:p text:style-name="P6"><text:span text:style-name="T16">A <text:s text:c="3"/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4" draw:style-name="gr4" draw:text-style-name="P7" draw:layer="layout" svg:width="1.311cm" svg:height="0.793cm" svg:x="1.349cm" svg:y="14.588cm">
          <text:list text:style-name="L1">
            <text:list-header>
              <text:p text:style-name="P6"><text:span text:style-name="T16">W</text:span><text:span text:style-name="T16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5" draw:style-name="gr4" draw:text-style-name="P7" draw:layer="layout" svg:width="1.188cm" svg:height="0.793cm" svg:x="2.143cm" svg:y="12.515cm">
          <text:list text:style-name="L1">
            <text:list-header>
              <text:p text:style-name="P6"><text:span text:style-name="T16">W</text:span><text:span text:style-name="T16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63" draw:style-name="gr27" draw:text-style-name="P7" draw:layer="layout" svg:width="3.211cm" svg:height="1.108cm" svg:x="0.489cm" svg:y="5.547cm">
          <text:list text:style-name="L3">
            <text:list-header>
              <text:p text:style-name="P6"><text:span text:style-name="T18">M</text:span><text:span text:style-name="T18">e</text:span><text:span text:style-name="T18">m</text:span><text:span text:style-name="T18">o</text:span><text:span text:style-name="T18">r</text:span><text:span text:style-name="T18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ahnutá šípka dolu 176_0" draw:style-name="gr28" draw:text-style-name="P2" draw:layer="layout" svg:width="19.166cm" svg:height="6.692cm" draw:transform="rotate (-0.20001473227855) translate (1.011cm 2.019cm)">
          <text:p/>
          <draw:enhanced-geometry svg:viewBox="0 0 21600 21600" draw:mirror-horizontal="true" draw:glue-points="?f17 0 ?f16 ?f22 ?f12 ?f2 ?f8 ?f22 ?f14 ?f2" draw:text-areas="?f45 ?f47 ?f46 ?f48" draw:type="mso-spt105" draw:modifiers="20503 21236 19231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Zahnutá šípka dolu 177_0" draw:style-name="gr29" draw:text-style-name="P2" draw:layer="layout" svg:width="4.936cm" svg:height="2.126cm" draw:transform="rotate (-0.119380520836412) translate (2.238cm 6.549cm)">
          <text:p/>
          <draw:enhanced-geometry svg:viewBox="0 0 21600 21600" draw:mirror-horizontal="true" draw:glue-points="?f17 0 ?f16 ?f22 ?f12 ?f2 ?f8 ?f22 ?f14 ?f2" draw:text-areas="?f45 ?f47 ?f46 ?f48" draw:type="mso-spt105" draw:modifiers="18489 20748.3154387264 14882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BlokTextu 7_9" draw:style-name="gr30" draw:text-style-name="P39" draw:layer="layout" svg:width="2.06cm" svg:height="0.75cm" svg:x="6.282cm" svg:y="9.553cm">
          <text:p text:style-name="P38"><text:span text:style-name="T19">A </text:span><text:span text:style-name="T19"><text:s text:c="2"/></text:span><text:span text:style-name="T19">R</text:span><text:span text:style-name="T19">D</text:span></text:p>
          <draw:enhanced-geometry svg:viewBox="0 0 21600 21600" draw:type="mso-spt202" draw:enhanced-path="M 0 0 L 21600 0 21600 21600 0 21600 0 0 Z N"/>
        </draw:custom-shape>
        <draw:custom-shape draw:name="BlokTextu 252_3" draw:style-name="gr4" draw:text-style-name="P24" draw:layer="layout" svg:width="1.893cm" svg:height="0.708cm" svg:x="18.811cm" svg:y="9.577cm">
          <text:list text:style-name="L1">
            <text:list-header>
              <text:p text:style-name="P23"><text:span text:style-name="T11"><text:s/></text:span><text:span text:style-name="T11">A <text:s/></text:span><text:span text:style-name="T11">R</text:span><text:span text:style-name="T1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5_3" draw:style-name="gr4" draw:text-style-name="P24" draw:layer="layout" svg:width="1.081cm" svg:height="0.708cm" svg:x="19.571cm" svg:y="8.975cm">
          <text:list text:style-name="L1">
            <text:list-header>
              <text:p text:style-name="P23"><text:span text:style-name="T11">W</text:span><text:span text:style-name="T11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4_3" draw:style-name="gr4" draw:text-style-name="P24" draw:layer="layout" svg:width="1.266cm" svg:height="0.708cm" svg:x="18.97cm" svg:y="10.953cm">
          <text:list text:style-name="L1">
            <text:list-header>
              <text:p text:style-name="P23"><text:span text:style-name="T11">W</text:span><text:span text:style-name="T11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bdĺžnik 202" draw:style-name="gr31" draw:text-style-name="P30" draw:layer="layout" svg:width="1.735cm" svg:height="2.813cm" svg:x="1.519cm" svg:y="9.166cm">
          <text:list text:style-name="L1">
            <text:list-header>
              <text:p text:style-name="P6"><text:span text:style-name="T16"/></text:p>
              <text:p text:style-name="P6"><text:span text:style-name="T10">In</text:span><text:span text:style-name="T10">str. </text:span><text:span text:style-name="T10">M</text:span><text:span text:style-name="T10">e</text:span><text:span text:style-name="T10">m</text:span><text:span text:style-name="T10">or</text:span><text:span text:style-name="T10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207" draw:style-name="gr4" draw:text-style-name="P7" draw:layer="layout" svg:width="1.985cm" svg:height="0.793cm" svg:x="1.428cm" svg:y="9.517cm">
          <text:list text:style-name="L1">
            <text:list-header>
              <text:p text:style-name="P6"><text:span text:style-name="T16">A </text:span><text:span text:style-name="T16"><text:s text:c="2"/></text:span><text:span text:style-name="T16">R</text:span><text:span text:style-name="T16">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text-style-name="P4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97cm" draw:distance="0.09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8M34S</meta:editing-duration>
    <meta:editing-cycles>273</meta:editing-cycles>
    <meta:generator>LibreOffice/6.4.7.2$Linux_X86_64 LibreOffice_project/40$Build-2</meta:generator>
    <dc:date>2023-03-10T15:40:14.780103048</dc:date>
    <dc:description>https://cw.fel.cvut.cz/wiki/courses/b35apo/start</dc:description>
    <dc:subject>B35APO - Computer Architectures</dc:subject>
    <dc:title>Central Processing Unit (CPU)</dc:title>
    <meta:document-statistic meta:object-count="189"/>
  </office:meta>
</office:document-meta>
</file>